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fo:padding="0.028in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ce5"/>
        <table:table-column table:style-name="co1" table:number-columns-repeated="4" table:default-cell-style-name="ce2"/>
        <table:table-column table:style-name="co1" table:default-cell-style-name="ce5"/>
        <table:table-column table:style-name="co1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5"/>
        <table:table-column table:style-name="co1" table:default-cell-style-name="ce7"/>
        <table:table-column table:style-name="co1" table:number-columns-repeated="244" table:default-cell-style-name="ce4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table:style-name="ce4"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table:style-name="ce4" office:value-type="string" calcext:value-type="string">
            <text:p>transgenic_line_name</text:p>
          </table:table-cell>
          <table:table-cell table:style-name="ce4"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table:style-name="ce4" office:value-type="string" calcext:value-type="string">
            <text:p>organ</text:p>
          </table:table-cell>
          <table:table-cell table:style-name="ce4" office:value-type="string" calcext:value-type="string">
            <text:p>organ_substructure</text:p>
          </table:table-cell>
          <table:table-cell table:style-name="ce4"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table:style-name="ce3" office:value-type="string" calcext:value-type="string">
            <text:p>directory</text:p>
          </table:table-cell>
          <table:table-cell table:number-columns-repeated="241"/>
          <table:table-cell table:style-name="Default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style-name="ce4"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60611_KM_PlexinAi14_male72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60908_KM_Tle4Ai14male2mo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112_KM_Fezfh2bGFP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114_KM_Fezfh2bgfp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504_KM_FezfAi14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506_KM_PlexLSLflpS1ABC1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807_KM_PlexinSnapLSL-EGFP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829_KM_Tle4_snap25EGFPrun2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0928_KM_Foxp2-cres1inj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03_KM_Foxp2s1abc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05_KM_Foxp2Cres1abc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07_KM_Tle4Snap25egfp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14_KM_Tcergh2bGFP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15_KM_Tcergh2bGFP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17_KM_Tcergh2bGFP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20_KM_Tcergh2bGFP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22_KM_Tcergh2bGFPfemale_processe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/Agouti/Swis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office:value-type="string" calcext:value-type="string">
            <text:p>./171024_KM_Tcergh2bGFPfemale_processed</text:p>
          </table:table-cell>
          <table:table-cell table:number-columns-repeated="2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5:19:09.619781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8-07-24T12:02:25.332573573</meta:creation-date>
    <dc:date>2018-07-24T15:35:28.850878157</dc:date>
    <dc:creator>jacob 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232" meta:object-count="0"/>
  </office:meta>
</office:document-meta>
</file>